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DA_5f_grey_5f_01" draw:textarea-horizontal-align="justify" draw:textarea-vertical-align="middle" draw:auto-grow-height="false"/>
    </style:style>
    <style:style style:name="gr2" style:family="graphic" style:parent-style-name="standard">
      <style:graphic-properties svg:stroke-width="0.04cm" svg:stroke-color="#000000" draw:marker-start-width="0.26cm" draw:marker-end-width="0.26cm" draw:fill="hatch" draw:fill-color="#c0c0c0" draw:fill-hatch-name="Hatching_20_1" draw:fill-hatch-solid="false" draw:textarea-horizontal-align="justify" draw:textarea-vertical-align="middle" draw:auto-grow-height="false" fo:padding-top="0.145cm" fo:padding-bottom="0.145cm" fo:padding-left="0.27cm" fo:padding-right="0.27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4cm" draw:marker-start="Arrow" draw:marker-end="Arrow" draw:marker-end-width="0.2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svg:stroke-width="0.04cm" svg:stroke-color="#000000" draw:marker-start-width="0.26cm" draw:marker-end-width="0.26cm" draw:fill="none" draw:fill-color="#c0c0c0" draw:fill-hatch-solid="false" draw:textarea-horizontal-align="justify" draw:textarea-vertical-align="middle" draw:auto-grow-height="false" fo:padding-top="0.145cm" fo:padding-bottom="0.145cm" fo:padding-left="0.27cm" fo:padding-right="0.27cm" draw:shadow="hidden"/>
    </style:style>
    <style:style style:name="gr6" style:family="graphic" style:parent-style-name="objectwithoutfill">
      <style:graphic-properties draw:stroke="dash" draw:stroke-dash="Ultrafine_20_Dashed"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gr7" style:family="graphic" style:parent-style-name="objectwithoutfill">
      <style:graphic-properties draw:marker-end="Circle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Verdana" fo:font-size="12pt" style:font-size-asian="12pt" style:font-size-complex="12pt"/>
    </style:style>
    <style:style style:name="P3" style:family="paragraph">
      <style:paragraph-properties fo:text-align="center"/>
      <style:text-properties style:font-name="Verdana" fo:font-size="10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center"/>
      <style:text-properties style:font-name="Verdana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style:font-name="Verdana" fo:font-size="10pt" style:font-size-asian="10pt" style:font-size-complex="1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font-name="Verdana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Verdana" fo:font-size="12pt" style:font-size-asian="12pt" style:font-size-complex="12pt"/>
    </style:style>
    <style:style style:name="T2" style:family="text">
      <style:text-properties style:font-name="Verdana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text-position="sub 58%" style:font-name="Verdana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text-position="0% 100%" style:font-name="Verdana"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Verdana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8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7cm" svg:x="2cm" svg:y="3.784cm">
          <draw:glue-point draw:id="4" svg:x="-5cm" svg:y="-5cm"/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779cm" svg:height="0.768cm" svg:x="7.2cm" svg:y="2.432cm">
          <draw:text-box>
            <text:p text:style-name="P1"><text:span text:style-name="T1">simulation area</text:span></text:p>
          </draw:text-box>
        </draw:frame>
        <draw:frame draw:style-name="gr3" draw:text-style-name="P3" draw:layer="layout" svg:width="3.059cm" svg:height="1.231cm" svg:x="1.927cm" svg:y="2.479cm">
          <draw:text-box>
            <text:p text:style-name="P1"><text:span text:style-name="T2">global domain</text:span></text:p>
            <text:p text:style-name="P1"><text:span text:style-name="T2">offset</text:span><text:span text:style-name="T3">x,y</text:span><text:span text:style-name="T2"> (GDO)</text:span></text:p>
          </draw:text-box>
        </draw:frame>
        <draw:line draw:style-name="gr4" draw:text-style-name="P1" draw:layer="layout" svg:x1="9.8cm" svg:y1="3.8cm" svg:x2="9.8cm" svg:y2="10.8cm">
          <text:p/>
        </draw:line>
        <draw:frame draw:style-name="gr3" draw:text-style-name="P3" draw:layer="layout" svg:width="5.134cm" svg:height="0.799cm" draw:transform="rotate (1.5707963267949) translate (9.899cm 9.92cm)">
          <draw:text-box>
            <text:p text:style-name="P1"><text:span text:style-name="T2">global domain size</text:span><text:span text:style-name="T3">y</text:span><text:span text:style-name="T2"> (GDS)</text:span></text:p>
          </draw:text-box>
        </draw:frame>
        <draw:line draw:style-name="gr4" draw:text-style-name="P1" draw:layer="layout" svg:x1="8.5cm" svg:y1="6.8cm" svg:x2="8.5cm" svg:y2="8.7cm">
          <text:p/>
        </draw:line>
        <draw:frame draw:style-name="gr3" draw:text-style-name="P3" draw:layer="layout" svg:width="4.799cm" svg:height="0.799cm" draw:transform="rotate (1.5707963267949) translate (8.599cm 10.12cm)">
          <draw:text-box>
            <text:p text:style-name="P1"><text:span text:style-name="T2">local domain size</text:span><text:span text:style-name="T3">y</text:span><text:span text:style-name="T4"> (LDS)</text:span></text:p>
          </draw:text-box>
        </draw:frame>
        <draw:frame draw:style-name="gr3" draw:text-style-name="P4" draw:layer="layout" svg:width="3.626cm" svg:height="0.768cm" svg:x="4.112cm" svg:y="0.432cm">
          <draw:text-box>
            <text:p text:style-name="P1"><text:span text:style-name="T5">Domain View</text:span></text:p>
          </draw:text-box>
        </draw:frame>
        <draw:custom-shape draw:style-name="gr5" draw:text-style-name="P1" draw:layer="layout" svg:width="1.999cm" svg:height="1.016cm" svg:x="13.801cm" svg:y="3.084cm">
          <draw:glue-point draw:id="4" svg:x="-5cm" svg:y="-5cm"/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562cm" svg:height="0.768cm" svg:x="15.413cm" svg:y="0.432cm">
          <draw:text-box>
            <text:p text:style-name="P1"><text:span text:style-name="T5">File View (serial)</text:span></text:p>
          </draw:text-box>
        </draw:frame>
        <draw:custom-shape draw:style-name="gr1" draw:text-style-name="P1" draw:layer="layout" svg:width="1.9cm" svg:height="0.7cm" svg:x="11.7cm" svg:y="6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5" draw:layer="layout" svg:width="2.297cm" svg:height="0.683cm" svg:x="13.699cm" svg:y="3.226cm">
          <draw:text-box>
            <text:p text:style-name="P1"><text:span text:style-name="T6">MPI (0, 0)</text:span></text:p>
          </draw:text-box>
        </draw:frame>
        <draw:frame draw:style-name="gr3" draw:text-style-name="P5" draw:layer="layout" svg:width="2.297cm" svg:height="0.683cm" svg:x="16.2cm" svg:y="3.226cm">
          <draw:text-box>
            <text:p text:style-name="P1"><text:span text:style-name="T6">MPI (1, 0)</text:span></text:p>
          </draw:text-box>
        </draw:frame>
        <draw:frame draw:style-name="gr3" draw:text-style-name="P5" draw:layer="layout" svg:width="2.297cm" svg:height="0.683cm" svg:x="13.701cm" svg:y="5.026cm">
          <draw:text-box>
            <text:p text:style-name="P1"><text:span text:style-name="T6">MPI (0, 1)</text:span></text:p>
          </draw:text-box>
        </draw:frame>
        <draw:frame draw:style-name="gr3" draw:text-style-name="P5" draw:layer="layout" svg:width="2.297cm" svg:height="0.683cm" svg:x="13.702cm" svg:y="9.626cm">
          <draw:text-box>
            <text:p text:style-name="P1"><text:span text:style-name="T6">MPI (0, 3)</text:span></text:p>
          </draw:text-box>
        </draw:frame>
        <draw:frame draw:style-name="gr3" draw:text-style-name="P5" draw:layer="layout" svg:width="2.297cm" svg:height="0.683cm" svg:x="1.899cm" svg:y="3.926cm">
          <draw:text-box>
            <text:p text:style-name="P1"><text:span text:style-name="T6">MPI (0, 0)</text:span></text:p>
          </draw:text-box>
        </draw:frame>
        <draw:frame draw:style-name="gr3" draw:text-style-name="P5" draw:layer="layout" svg:width="2.297cm" svg:height="0.683cm" svg:x="3.9cm" svg:y="3.926cm">
          <draw:text-box>
            <text:p text:style-name="P1"><text:span text:style-name="T6">MPI (1, 0)</text:span></text:p>
          </draw:text-box>
        </draw:frame>
        <draw:frame draw:style-name="gr3" draw:text-style-name="P5" draw:layer="layout" svg:width="2.297cm" svg:height="0.683cm" svg:x="1.901cm" svg:y="5.426cm">
          <draw:text-box>
            <text:p text:style-name="P1"><text:span text:style-name="T6">MPI (0, 1)</text:span></text:p>
          </draw:text-box>
        </draw:frame>
        <draw:frame draw:style-name="gr3" draw:text-style-name="P5" draw:layer="layout" svg:width="2.297cm" svg:height="0.683cm" svg:x="1.902cm" svg:y="9.426cm">
          <draw:text-box>
            <text:p text:style-name="P1"><text:span text:style-name="T6">MPI (0, 3)</text:span></text:p>
          </draw:text-box>
        </draw:frame>
        <draw:line draw:style-name="gr6" draw:text-style-name="P1" draw:layer="layout" svg:x1="2cm" svg:y1="3.784cm" svg:x2="2cm" svg:y2="2.5cm">
          <text:p/>
        </draw:line>
        <draw:line draw:style-name="gr6" draw:text-style-name="P1" draw:layer="layout" svg:x1="2cm" svg:y1="3.784cm" svg:x2="1cm" svg:y2="3.784cm">
          <text:p/>
        </draw:line>
        <draw:line draw:style-name="gr6" draw:text-style-name="P1" draw:layer="layout" svg:x1="6cm" svg:y1="6.8cm" svg:x2="6cm" svg:y2="3.784cm">
          <text:p/>
        </draw:line>
        <draw:line draw:style-name="gr6" draw:text-style-name="P1" draw:layer="layout" svg:x1="6cm" svg:y1="6.8cm" svg:x2="2cm" svg:y2="6.8cm">
          <text:p/>
        </draw:line>
        <draw:frame draw:style-name="gr3" draw:text-style-name="P3" draw:layer="layout" svg:width="2.982cm" svg:height="1.231cm" svg:x="4.6cm" svg:y="6.903cm">
          <draw:text-box>
            <text:p text:style-name="P1"><text:span text:style-name="T2">local domain</text:span></text:p>
            <text:p text:style-name="P1"><text:span text:style-name="T2">offset</text:span><text:span text:style-name="T3">x,y</text:span><text:span text:style-name="T2"> (LDO)</text:span></text:p>
          </draw:text-box>
        </draw:frame>
        <draw:custom-shape draw:style-name="gr5" draw:text-style-name="P1" draw:layer="layout" svg:width="1.999cm" svg:height="1.016cm" svg:x="16.302cm" svg:y="3.084cm">
          <draw:glue-point draw:id="4" svg:x="-5cm" svg:y="-5cm"/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2cm" svg:x="13.8cm" svg:y="4.4cm">
          <draw:glue-point draw:id="4" svg:x="-5cm" svg:y="-5cm"/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2cm" svg:x="13.8cm" svg:y="6.7cm">
          <draw:glue-point draw:id="4" svg:x="-5cm" svg:y="-5cm"/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2cm" svg:x="13.8cm" svg:y="9cm">
          <draw:glue-point draw:id="4" svg:x="-5cm" svg:y="-5cm"/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2cm" svg:x="16.3cm" svg:y="4.4cm">
          <draw:glue-point draw:id="4" svg:x="-5cm" svg:y="-5cm"/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2cm" svg:x="16.3cm" svg:y="6.7cm">
          <draw:glue-point draw:id="4" svg:x="-5cm" svg:y="-5cm"/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2cm" svg:x="16.3cm" svg:y="9cm">
          <draw:glue-point draw:id="4" svg:x="-5cm" svg:y="-5cm"/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1.999cm" svg:height="1.016cm" svg:x="18.703cm" svg:y="3.084cm">
          <draw:glue-point draw:id="4" svg:x="-5cm" svg:y="-5cm"/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2cm" svg:height="2cm" svg:x="18.7cm" svg:y="4.4cm">
          <draw:glue-point draw:id="4" svg:x="-5cm" svg:y="-5cm"/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2cm" svg:height="2cm" svg:x="18.7cm" svg:y="6.7cm">
          <draw:glue-point draw:id="4" svg:x="-5cm" svg:y="-5cm"/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2cm" svg:x="18.7cm" svg:y="9cm">
          <draw:glue-point draw:id="4" svg:x="-5cm" svg:y="-5cm"/>
          <text:p/>
          <draw:enhanced-geometry svg:viewBox="0 0 21600 21600" draw:type="rectangle" draw:enhanced-path="M 0 0 L 21600 0 21600 21600 0 21600 0 0 Z N"/>
        </draw:custom-shape>
        <draw:frame draw:style-name="gr3" draw:text-style-name="P7" xml:id="id2" draw:id="id2" draw:layer="layout" svg:width="2.31cm" svg:height="1.115cm" svg:x="21.39cm" svg:y="3.203cm">
          <draw:text-box>
            <text:p text:style-name="P6"><text:span text:style-name="T2">GDO, LDO</text:span><text:span text:style-name="T2"><text:line-break/></text:span><text:span text:style-name="T2">GDS, LDS</text:span></text:p>
          </draw:text-box>
        </draw:frame>
        <draw:connector draw:style-name="gr7" draw:text-style-name="P1" draw:layer="layout" draw:type="line" svg:x1="20.702cm" svg:y1="3.592cm" svg:x2="21.39cm" svg:y2="3.76cm" draw:start-shape="id1" draw:start-glue-point="1" draw:end-shape="id2" svg:d="m20702 3592 688 168" svg:viewBox="0 0 689 169">
          <text:p/>
        </draw:connector>
        <draw:frame draw:style-name="gr3" draw:text-style-name="P7" xml:id="id4" draw:id="id4" draw:layer="layout" svg:width="2.31cm" svg:height="1.115cm" svg:x="21.39cm" svg:y="5.004cm">
          <draw:text-box>
            <text:p text:style-name="P6"><text:span text:style-name="T2">GDO, LDO</text:span><text:span text:style-name="T2"><text:line-break/></text:span><text:span text:style-name="T2">GDS, LDS</text:span></text:p>
          </draw:text-box>
        </draw:frame>
        <draw:frame draw:style-name="gr3" draw:text-style-name="P7" xml:id="id6" draw:id="id6" draw:layer="layout" svg:width="2.31cm" svg:height="1.115cm" svg:x="21.39cm" svg:y="7.305cm">
          <draw:text-box>
            <text:p text:style-name="P6"><text:span text:style-name="T2">GDO, LDO</text:span><text:span text:style-name="T2"><text:line-break/></text:span><text:span text:style-name="T2">GDS, LDS</text:span></text:p>
          </draw:text-box>
        </draw:frame>
        <draw:connector draw:style-name="gr7" draw:text-style-name="P1" draw:layer="layout" draw:type="line" svg:x1="20.7cm" svg:y1="5.4cm" svg:x2="21.39cm" svg:y2="5.561cm" draw:start-shape="id3" draw:end-shape="id4" draw:end-glue-point="3" svg:d="m20700 5400 690 161" svg:viewBox="0 0 691 162">
          <text:p/>
        </draw:connector>
        <draw:connector draw:style-name="gr7" draw:text-style-name="P1" draw:layer="layout" draw:type="line" svg:x1="20.7cm" svg:y1="7.7cm" svg:x2="21.39cm" svg:y2="7.862cm" draw:start-shape="id5" draw:start-glue-point="1" draw:end-shape="id6" svg:d="m20700 7700 690 162" svg:viewBox="0 0 691 1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DA_5f_grey_5f_01" draw:display-name="DA_grey_01" draw:style="linear" draw:start-color="#d8d8d8" draw:end-color="#9e9e9e" draw:start-intensity="100%" draw:end-intensity="90%" draw:angle="0" draw:border="0%"/>
    <draw:hatch draw:name="Hatching_20_1" draw:display-name="Hatching 1" draw:style="double" draw:color="#000000" draw:distance="2cm" draw:rotation="1800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9T13:10:24</meta:creation-date>
    <dc:date>2014-04-29T13:27:56.969049258</dc:date>
    <meta:editing-duration>PT22M53S</meta:editing-duration>
    <meta:editing-cycles>15</meta:editing-cycles>
    <meta:generator>LibreOffice/4.1.3.2$Linux_X86_64 LibreOffice_project/410m0$Build-2</meta:generator>
    <meta:document-statistic meta:object-count="42"/>
  </office:meta>
</office:document-meta>
</file>